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31625a" officeooo:paragraph-rsid="0031625a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1eec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fo:language="pt" fo:country="BR" officeooo:rsid="001d6c7a" style:letter-kerning="true" style:font-name-asian="Noto Serif CJK SC" style:language-asian="zh" style:country-asian="CN" style:font-name-complex="Lohit Devanagari1" style:language-complex="hi" style:country-complex="IN"/>
    </style:style>
    <style:style style:name="T3" style:family="text">
      <style:text-properties style:use-window-font-color="true" loext:opacity="0%" style:font-name="Times New Roman" fo:font-size="12pt" fo:language="pt" fo:country="BR" fo:font-style="normal" fo:font-weight="bold" officeooo:rsid="0033c28c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4" style:family="text">
      <style:text-properties style:use-window-font-color="true" loext:opacity="0%" style:font-name="Times New Roman" fo:font-size="12pt" fo:language="pt" fo:country="BR" fo:font-style="normal" officeooo:rsid="0033c28c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T5" style:family="text">
      <style:text-properties officeooo:rsid="00300ab5"/>
    </style:style>
    <style:style style:name="T6" style:family="text">
      <style:text-properties officeooo:rsid="0020d656"/>
    </style:style>
    <style:style style:name="T7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font-name="Times New Roman" fo:font-size="12pt" fo:font-style="normal" fo:font-weight="bold" officeooo:rsid="0033c28c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font-name="Times New Roman" fo:font-size="12pt" fo:font-style="normal" officeooo:rsid="0033c28c" style:font-size-asian="12pt" style:font-style-asian="normal" style:font-size-complex="12pt" style:font-style-complex="normal"/>
    </style:style>
    <style:style style:name="T11" style:family="text">
      <style:text-properties style:font-name="Times New Roman" fo:font-style="normal" fo:font-weight="bold" officeooo:rsid="0020d656" style:font-style-asian="normal" style:font-weight-asian="bold" style:font-style-complex="normal" style:font-weight-complex="bold"/>
    </style:style>
    <style:style style:name="T12" style:family="text">
      <style:text-properties style:font-name="Times New Roman" fo:font-style="normal" officeooo:rsid="0020d656" style:font-style-asian="normal" style:font-style-complex="normal"/>
    </style:style>
    <style:style style:name="T13" style:family="text">
      <style:text-properties officeooo:rsid="0033c2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ituto Federal Sul-rio-grandense – Campus Camaquã</text:p>
      <text:p text:style-name="P3">Disciplina: <text:span text:style-name="T1">Redes de Computadores I</text:span><text:span text:style-name="T5">I</text:span> – Turma 2024</text:p>
      <text:p text:style-name="P3">Professor: Vinícius Alves Hax</text:p>
      <text:p text:style-name="P3">Assunto: Revisão d<text:span text:style-name="T1">o conte</text:span><text:span text:style-name="T2">údo do 1º bimestre</text:span></text:p>
      <text:p text:style-name="P4"/>
      <text:p text:style-name="P5"><text:span text:style-name="Strong_20_Emphasis"><text:span text:style-name="T11">1.</text:span></text:span><text:span text:style-name="T11"> Qual das opções abaixo melhor descreve a função de um switch em uma rede de computadores?</text:span><text:span text:style-name="T12"><text:line-break/>a) Converter sinais analógicos em digitais.<text:line-break/>b) Conectar dispositivos em diferentes redes.<text:line-break/>c) Filtrar e encaminhar pacotes de dados entre dispositivos em uma mesma rede.<text:line-break/>d) Monitorar e bloquear tráfego de rede malicioso.</text:span></text:p>
      <text:p text:style-name="P5"><text:span text:style-name="T12"/></text:p>
      <text:p text:style-name="Text_20_body"><text:span text:style-name="Strong_20_Emphasis"><text:span text:style-name="T7">2.</text:span></text:span><text:span text:style-name="T7"> Qual dos seguintes comandos é utilizado para configurar o nome de um switch na linha de comando?</text:span><text:span text:style-name="T9"><text:line-break/>a) </text:span><text:span text:style-name="Source_20_Text"><text:span text:style-name="T9">switchname set &lt;nome&gt;</text:span></text:span><text:span text:style-name="T9"><text:line-break/>b) </text:span><text:span text:style-name="Source_20_Text"><text:span text:style-name="T9">hostname &lt;nome&gt;</text:span></text:span><text:span text:style-name="T9"><text:line-break/>c) </text:span><text:span text:style-name="Source_20_Text"><text:span text:style-name="T9">name set &lt;nome&gt;</text:span></text:span><text:span text:style-name="T9"><text:line-break/>d) </text:span><text:span text:style-name="Source_20_Text"><text:span text:style-name="T9">set switchname &lt;nome&gt;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3.</text:span></text:span><text:span text:style-name="T7"> Qual é a principal função de uma VLAN (Virtual Local Area Network) em uma rede?</text:span><text:span text:style-name="T9"><text:line-break/>a) Aumentar a velocidade de conexão de todos os dispositivos.<text:line-break/>b) Separar o tráfego de rede em segmentos lógicos, independentemente da localização física.<text:line-break/>c) Melhorar a comunicação entre diferentes redes.<text:line-break/>d) Substituir o uso de switches em redes complexas.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4.</text:span></text:span><text:span text:style-name="T7"> Um administrador deseja configurar a segurança de um switch para evitar que dispositivos não autorizados se conectem à rede. Qual das práticas abaixo é mais eficaz para alcançar esse objetivo?</text:span><text:span text:style-name="T9"><text:line-break/>a) Configurar uma VLAN dedicada para dispositivos não autorizados.<text:line-break/>b) Ativar o protocolo SNMP no switch.<text:line-break/>c) Configurar controle de acesso baseado em portas.<text:line-break/>d) Atualizar o firmware do switch para a versão mais recente.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5.</text:span></text:span><text:span text:style-name="T7"> Em uma configuração básica de switch, qual das opções abaixo representa o comando para salvar as configurações feitas na memória NVRAM, garantindo que persistam após um reinício?</text:span><text:span text:style-name="T9"><text:line-break/>a) </text:span><text:span text:style-name="Source_20_Text"><text:span text:style-name="T9">write</text:span></text:span><text:span text:style-name="T9"><text:line-break/>b) </text:span><text:span text:style-name="Source_20_Text"><text:span text:style-name="T9">save</text:span></text:span><text:span text:style-name="T9"><text:line-break/>c) </text:span><text:span text:style-name="Source_20_Text"><text:span text:style-name="T9">store</text:span></text:span><text:span text:style-name="T9"><text:line-break/>d) </text:span><text:span text:style-name="Source_20_Text"><text:span text:style-name="T9">backup</text:span></text:span></text:p>
      <text:p text:style-name="Text_20_body"><text:span text:style-name="Strong_20_Emphasis"><text:span text:style-name="T7"/></text:span></text:p>
      <text:p text:style-name="Text_20_body"><text:soft-page-break/><text:span text:style-name="Strong_20_Emphasis"><text:span text:style-name="T7">6.</text:span></text:span><text:span text:style-name="T7"> Em um ambiente de rede, qual das opções abaixo pode ser considerada uma ameaça à segurança de um switch?</text:span><text:span text:style-name="T9"><text:line-break/>a) Excesso de tráfego de broadcast.<text:line-break/>b) Acesso não autorizado ao console de gerenciamento.<text:line-break/>c) Falta de sincronização de relógios de rede.<text:line-break/>d) Implementação de VLANs em switches.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7.</text:span></text:span><text:span text:style-name="T7"> </text:span><text:span text:style-name="T8">Qual </text:span><text:span text:style-name="T3">é a configuração padrão de VLANs em um Switch</text:span><text:span text:style-name="T7">?</text:span><text:span text:style-name="T9"><text:line-break/>a) </text:span><text:span text:style-name="T10">Nenhuma VLAN habilitada</text:span><text:span text:style-name="T9">.<text:line-break/>b) </text:span><text:span text:style-name="T10">Cada porta </text:span><text:span text:style-name="T4">é configurada como uma VLAN</text:span><text:span text:style-name="T9">.<text:line-break/>c) </text:span><text:span text:style-name="T10">Todas as portas est</text:span><text:span text:style-name="T4">ão na VLAN 1</text:span><text:span text:style-name="T9">.<text:line-break/>d) </text:span><text:span text:style-name="T10">Todas as anteriores</text:span><text:span text:style-name="T9">.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8.</text:span></text:span><text:span text:style-name="T7"> Durante a configuração de uma VLAN em um switch, qual é a função do comando </text:span><text:span text:style-name="Source_20_Text"><text:span text:style-name="T7">switchport mode access</text:span></text:span><text:span text:style-name="T7">?</text:span><text:span text:style-name="T9"><text:line-break/>a) Configura a interface para aceitar qualquer tráfego de rede.<text:line-break/>b) Configura a interface para pertencer a uma VLAN.<text:line-break/>c) Permite que a interface se conecte a outras interfaces de switches diferentes.<text:line-break/>d) Habilita a interface para rotear pacotes entre diferentes VLANs.</text:span></text:p>
      <text:p text:style-name="P1"/>
      <text:p text:style-name="P1"><text:span text:style-name="T6">9. </text:span>Explique, usando suas palavras, <text:span text:style-name="T13">qual a diferença de</text:span> um Switch <text:span text:style-name="T13">para um Hub</text:span>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08-08T09:41:29.341823356</dc:date>
    <meta:editing-cycles>20</meta:editing-cycles>
    <meta:editing-duration>PT1H12M6S</meta:editing-duration>
    <meta:generator>LibreOffice/7.3.7.2$Linux_X86_64 LibreOffice_project/30$Build-2</meta:generator>
    <meta:document-statistic meta:table-count="0" meta:image-count="0" meta:object-count="0" meta:page-count="2" meta:paragraph-count="13" meta:word-count="421" meta:character-count="2554" meta:non-whitespace-character-count="2144"/>
  </office:meta>
</office:document-meta>
</file>